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74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5.199cm" svg:height="15.24cm" svg:x="1.4cm" svg:y="0.254cm" presentation:class="outline" presentation:user-transformed="true">
          <draw:text-box>
            <text:list text:style-name="L1">
              <text:list-header>
                <text:p text:style-name="P2">Human-level error</text:p>
                <text:p text:style-name="P2"/>
                <text:p text:style-name="P2">Training set error</text:p>
                <text:p text:style-name="P2"/>
                <text:p text:style-name="P2">Training-dev set error</text:p>
                <text:p text:style-name="P2"/>
                <text:p text:style-name="P2">Dev error</text:p>
                <text:p text:style-name="P2"/>
                <text:p text:style-name="P2">test error</text:p>
              </text:list-header>
            </text:list>
          </draw:text-box>
        </draw:frame>
        <draw:custom-shape draw:style-name="gr2" draw:text-style-name="P2" draw:layer="layout" svg:width="0.762cm" svg:height="1.778cm" svg:x="13.97cm" svg:y="1.77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0.762cm" svg:height="1.778cm" svg:x="13.97cm" svg:y="5.33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0.762cm" svg:height="1.778cm" svg:x="13.97cm" svg:y="8.6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0.762cm" svg:height="1.778cm" svg:x="13.97cm" svg:y="12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4" draw:layer="layout" svg:width="5.588cm" svg:height="0.962cm" svg:x="15.494cm" svg:y="2.286cm">
          <draw:text-box>
            <text:p text:style-name="P3"><text:span text:style-name="T1">Avoidable bias</text:span></text:p>
          </draw:text-box>
        </draw:frame>
        <draw:frame draw:style-name="gr3" draw:text-style-name="P4" draw:layer="layout" svg:width="5.588cm" svg:height="0.962cm" svg:x="15.494cm" svg:y="5.642cm">
          <draw:text-box>
            <text:p text:style-name="P3"><text:span text:style-name="T1">variance</text:span></text:p>
          </draw:text-box>
        </draw:frame>
        <draw:frame draw:style-name="gr3" draw:text-style-name="P4" draw:layer="layout" svg:width="5.588cm" svg:height="0.962cm" svg:x="15.494cm" svg:y="9.144cm">
          <draw:text-box>
            <text:p text:style-name="P3"><text:span text:style-name="T1">Data mismatch</text:span></text:p>
          </draw:text-box>
        </draw:frame>
        <draw:frame draw:style-name="gr4" draw:text-style-name="P4" draw:layer="layout" svg:width="8.382cm" svg:height="2.384cm" svg:x="15.24cm" svg:y="12.094cm">
          <draw:text-box>
            <text:p text:style-name="P3"><text:span text:style-name="T1">Degree of </text:span></text:p>
            <text:p text:style-name="P3"><text:span text:style-name="T1">overfitting to dev se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5T12:17:14.459630392</meta:creation-date>
    <dc:date>2024-04-05T12:22:55.921055462</dc:date>
    <meta:editing-duration>PT5M40S</meta:editing-duration>
    <meta:editing-cycles>6</meta:editing-cycles>
    <meta:generator>LibreOffice/6.4.7.2$Linux_X86_64 LibreOffice_project/40$Build-2</meta:generator>
    <meta:document-statistic meta:object-count="36"/>
  </office:meta>
</office:document-meta>
</file>